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list-style-name="L1">
      <style:text-properties fo:language="fr" fo:country="FR" style:language-asian="zxx" style:country-asian="none" style:language-complex="zxx" style:country-complex="none"/>
    </style:style>
    <style:style style:name="P3" style:family="paragraph" style:parent-style-name="Standard" style:list-style-name="L2">
      <style:text-properties fo:language="fr" fo:country="FR" style:language-asian="zxx" style:country-asian="none" style:language-complex="zxx" style:country-complex="none"/>
    </style:style>
    <style:style style:name="P4" style:family="paragraph" style:parent-style-name="Standard" style:list-style-name="L3">
      <style:text-properties fo:language="fr" fo:country="FR" style:language-asian="zxx" style:country-asian="none" style:language-complex="zxx" style:country-complex="none"/>
    </style:style>
    <style:style style:name="P5" style:family="paragraph" style:parent-style-name="Standard" style:list-style-name="L4">
      <style:text-properties fo:language="fr" fo:country="FR" style:language-asian="zxx" style:country-asian="none" style:language-complex="zxx" style:country-complex="none"/>
    </style:style>
    <style:style style:name="P6" style:family="paragraph" style:parent-style-name="Standard" style:list-style-name="L5">
      <style:text-properties fo:language="fr" fo:country="FR" style:language-asian="zxx" style:country-asian="none" style:language-complex="zxx" style:country-complex="none"/>
    </style:style>
    <style:style style:name="P7" style:family="paragraph" style:parent-style-name="Standard" style:list-style-name="L6">
      <style:text-properties fo:language="fr" fo:country="FR" style:language-asian="zxx" style:country-asian="none" style:language-complex="zxx" style:country-complex="none"/>
    </style:style>
    <style:style style:name="P8" style:family="paragraph" style:parent-style-name="Standard" style:list-style-name="L7">
      <style:text-properties fo:language="fr" fo:country="FR" style:language-asian="zxx" style:country-asian="none" style:language-complex="zxx" style:country-complex="none"/>
    </style:style>
    <style:style style:name="P9" style:family="paragraph" style:parent-style-name="Standard" style:list-style-name="L8">
      <style:text-properties fo:language="fr" fo:country="FR" style:language-asian="zxx" style:country-asian="none" style:language-complex="zxx" style:country-complex="none"/>
    </style:style>
    <style:style style:name="P10" style:family="paragraph" style:parent-style-name="Standard" style:list-style-name="L9">
      <style:text-properties fo:language="fr" fo:country="FR" style:language-asian="zxx" style:country-asian="none" style:language-complex="zxx" style:country-complex="none"/>
    </style:style>
    <style:style style:name="P11" style:family="paragraph" style:parent-style-name="Standard" style:list-style-name="L10">
      <style:text-properties fo:language="fr" fo:country="FR" style:language-asian="zxx" style:country-asian="none" style:language-complex="zxx" style:country-complex="none"/>
    </style:style>
    <style:style style:name="P12" style:family="paragraph" style:parent-style-name="Standard" style:list-style-name="L11">
      <style:text-properties fo:language="fr" fo:country="FR" style:language-asian="zxx" style:country-asian="none" style:language-complex="zxx" style:country-complex="none"/>
    </style:style>
    <style:style style:name="P13" style:family="paragraph" style:parent-style-name="Standard" style:list-style-name="L12">
      <style:text-properties fo:language="fr" fo:country="FR" style:language-asian="zxx" style:country-asian="none" style:language-complex="zxx" style:country-complex="none"/>
    </style:style>
    <style:style style:name="P14" style:family="paragraph" style:parent-style-name="Standard" style:list-style-name="L13">
      <style:text-properties fo:language="fr" fo:country="FR" style:language-asian="zxx" style:country-asian="none" style:language-complex="zxx" style:country-complex="none"/>
    </style:style>
    <style:style style:name="P15" style:family="paragraph" style:parent-style-name="Standard" style:list-style-name="L14">
      <style:text-properties fo:language="fr" fo:country="FR" style:language-asian="zxx" style:country-asian="none" style:language-complex="zxx" style:country-complex="none"/>
    </style:style>
    <style:style style:name="P16" style:family="paragraph" style:parent-style-name="Standard" style:list-style-name="L15">
      <style:text-properties fo:language="fr" fo:country="FR" style:language-asian="zxx" style:country-asian="none" style:language-complex="zxx" style:country-complex="none"/>
    </style:style>
    <style:style style:name="P17" style:family="paragraph" style:parent-style-name="Standard" style:list-style-name="L16">
      <style:text-properties fo:language="fr" fo:country="FR" style:language-asian="zxx" style:country-asian="none" style:language-complex="zxx" style:country-complex="none"/>
    </style:style>
    <style:style style:name="P18" style:family="paragraph" style:parent-style-name="Standard" style:list-style-name="L17">
      <style:text-properties fo:language="fr" fo:country="FR" style:language-asian="zxx" style:country-asian="none" style:language-complex="zxx" style:country-complex="none"/>
    </style:style>
    <style:style style:name="P19" style:family="paragraph" style:parent-style-name="Standard" style:list-style-name="L18">
      <style:text-properties fo:language="fr" fo:country="FR" style:language-asian="zxx" style:country-asian="none" style:language-complex="zxx" style:country-complex="none"/>
    </style:style>
    <style:style style:name="P20" style:family="paragraph" style:parent-style-name="Standard" style:list-style-name="L19">
      <style:text-properties fo:language="fr" fo:country="FR" style:language-asian="zxx" style:country-asian="none" style:language-complex="zxx" style:country-complex="none"/>
    </style:style>
    <style:style style:name="P21" style:family="paragraph" style:parent-style-name="Standard" style:list-style-name="L20">
      <style:text-properties fo:language="fr" fo:country="FR" style:language-asian="zxx" style:country-asian="none" style:language-complex="zxx" style:country-complex="none"/>
    </style:style>
    <style:style style:name="P22" style:family="paragraph" style:parent-style-name="Standard" style:list-style-name="L21">
      <style:text-properties fo:language="fr" fo:country="FR" style:language-asian="zxx" style:country-asian="none" style:language-complex="zxx" style:country-complex="none"/>
    </style:style>
    <style:style style:name="P23" style:family="paragraph" style:parent-style-name="Standard" style:list-style-name="L22">
      <style:text-properties fo:language="fr" fo:country="FR" style:language-asian="zxx" style:country-asian="none" style:language-complex="zxx" style:country-complex="none"/>
    </style:style>
    <style:style style:name="P24" style:family="paragraph" style:parent-style-name="Standard" style:list-style-name="L23">
      <style:text-properties fo:language="fr" fo:country="FR" style:language-asian="zxx" style:country-asian="none" style:language-complex="zxx" style:country-complex="none"/>
    </style:style>
    <style:style style:name="P25" style:family="paragraph" style:parent-style-name="Standard" style:list-style-name="L24">
      <style:text-properties fo:language="fr" fo:country="FR" style:language-asian="zxx" style:country-asian="none" style:language-complex="zxx" style:country-complex="none"/>
    </style:style>
    <style:style style:name="P26" style:family="paragraph" style:parent-style-name="Standard" style:list-style-name="L25">
      <style:text-properties fo:language="fr" fo:country="FR"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9167876627459464874" text:style-name="L1">
        <text:list-item>
          <text:p text:style-name="P2">Finition du chapitre 0</text:p>
        </text:list-item>
        <text:list-item>
          <text:p text:style-name="P2">Archivage des dialogues du chapitre 1 depuis la rom</text:p>
        </text:list-item>
        <text:list-item>
          <text:p text:style-name="P2">Passage en revue de toute les ost disponible sur le moment (Overlord, NGNL, Charlotte, Angel Beats, Akame Ga Kill, One Punch Man) et archivage des OST utilisable</text:p>
        </text:list-item>
        <text:list-item>
          <text:p text:style-name="P2">Création des personnages nécessaire au chapitre 1 (Boss et villageois)</text:p>
        </text:list-item>
        <text:list-item>
          <text:p text:style-name="P2">Écriture de lore</text:p>
        </text:list-item>
      </text:list>
      <text:p text:style-name="P1"/>
      <text:p text:style-name="P1">Dimanche 22 Mai</text:p>
      <text:list xml:id="list486350246126565700" text:style-name="L2">
        <text:list-item>
          <text:p text:style-name="P3">Eventing entier du chapitre 1, outro exclus</text:p>
        </text:list-item>
        <text:list-item>
          <text:p text:style-name="P3">J'ai compris comment fonctionne les clé après avoir galéré dessus 15 minutes</text:p>
        </text:list-item>
        <text:list-item>
          <text:p text:style-name="P3">Recoloration de l'animation de la classe de Shumbus (1h40~)</text:p>
        </text:list-item>
        <text:list-item>
          <text:p text:style-name="P3">Adaptation des compétences existante pour utiliser la Mana où applicable</text:p>
        </text:list-item>
        <text:list-item>
          <text:p text:style-name="P3">Tentative de comprendre comment fonctionnent les boucle For (échec, 4h~)</text:p>
        </text:list-item>
        <text:list-item>
          <text:p text:style-name="P3">Ajout d'une nouvelle statistique, MaxM, qui limite le mana des personnages (écran et souris épargné après avoir perdu 4h pour des broutilles)</text:p>
        </text:list-item>
        <text:list-item>
          <text:p text:style-name="P3">Écriture lore</text:p>
        </text:list-item>
      </text:list>
      <text:p text:style-name="P1"/>
      <text:p text:style-name="P1">Lundi 23 Mai</text:p>
      <text:list xml:id="list7871496007914230034" text:style-name="L3">
        <text:list-item>
          <text:p text:style-name="P4">Ajout des map sprite et des classes pour Railoph et Axel. Pour une raison obscure, la transparence a eu beaucoup de mal à fonctionner chez Railoph, j'ai fini par régler le problème en forçant un coup(40m~)</text:p>
        </text:list-item>
        <text:list-item>
          <text:p text:style-name="P4">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4">J'ai mentis hier, il en reste des trucs à coder dans le chapitre 1, mais rien de bien compliqué. J'ai rajouté le renfort des bandits et la possibilité de détruire les villages.</text:p>
        </text:list-item>
        <text:list-item>
          <text:p text:style-name="P4">J'ai demandé à Cyril ce qu'il pense du "Carnet de Wagnius : Axel 1", et il a beaucoup aimé. Je sais pas si je devrais continuer à montrer ce que je fais aussi souvent, mais j'ai du mal à m'en empêcher par fierté.</text:p>
        </text:list-item>
        <text:list-item>
          <text:p text:style-name="P4">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4">Faudrait que je trouve un moyen d'utiliser mon analyseur syntaxique en dehors de la VM, mais ça va me servir pour encore seulement 2 chapitres, donc est ce que ça vaut vraiment le coup ?</text:p>
        </text:list-item>
        <text:list-item>
          <text:p text:style-name="P4">Raf m'a beaucoup aidé pour la création des skills, son aide m'a clairement ouvert des horizons</text:p>
        </text:list-item>
        <text:list-item>
          <text:p text:style-name="P4">J'ai réussi à coder mes propres range pour les AOE, spécifiquement le CardinalAOE et le ConeAOE. J'ai mis énormement de temps à comprendre comment ça fonctionne, mais j'y suis arrivé sans aide de la part du discord.</text:p>
        </text:list-item>
        <text:list-item>
          <text:p text:style-name="P4">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4">Chapitre 1 terminé</text:p>
        </text:list-item>
      </text:list>
      <text:p text:style-name="P1"/>
      <text:p text:style-name="P1"/>
      <text:p text:style-name="P1"><text:soft-page-break/>Mardi 24 Mai :</text:p>
      <text:list xml:id="list3486954191487743856" text:style-name="L4">
        <text:list-item>
          <text:p text:style-name="P5">Je suis complétement mort, je sens plus mes orteils, même pas je boot l'ordie.</text:p>
        </text:list-item>
      </text:list>
      <text:p text:style-name="P1"/>
      <text:p text:style-name="P1">Mercredi 25 Mai :</text:p>
      <text:list xml:id="list6226045815421136186" text:style-name="L5">
        <text:list-item>
          <text:p text:style-name="P6">Bonne nouvelle, je sens denouveau mes doigts de pieds, mais je sens un peu trop mes muscles aussi...</text:p>
        </text:list-item>
        <text:list-item>
          <text:p text:style-name="P6">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6">J'ai enfin réussi à coder le skill "A travers le temps de Volta". Comprendre comment fonctionne l'attribut "Event after" et "Event on hit" va bien m'aider je pense.</text:p>
        </text:list-item>
        <text:list-item>
          <text:p text:style-name="P6">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6">Il faut absolument que je finisse de gérer le bug qui concerne l'Embuscade d'Axel, parce que je comprends absolument pas d'où ça vient, et le discord de LT n'a aucune idée de pourquoi ça fonctionne pas.</text:p>
        </text:list-item>
        <text:list-item>
          <text:p text:style-name="P6">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6">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6">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1667524525547255425" text:style-name="L6">
        <text:list-item>
          <text:p text:style-name="P7">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7">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7">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7">J'ai pu relire tout les dialogues que j'ai écrit jusqu'à maintenant dans le rom, et j'en suis vachement fier. Même en relisant plus tard j'arrive à me dire que ce que j'ai écrit ça déchire. Ca motive à continuer sur cette lancé</text:p>
        </text:list-item>
        <text:list-item>
          <text:p text:style-name="P7">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1337566187308750787" text:style-name="L7">
        <text:list-item>
          <text:p text:style-name="P8">J'ai fini d'implémenter la majorité du chapitre 2. Il ne reste plus que les paufinements à faire.</text:p>
        </text:list-item>
        <text:list-item>
          <text:p text:style-name="P8">Une différence de ce qu'il m'est possible de faire sur LT et pas en romhack est de faire bouger les unités dans le fond sans avoir à enlever les portraits. Ca me permet de rendre les mouvement en dialogues dans devoir le fermer.</text:p>
        </text:list-item>
        <text:list-item>
          <text:p text:style-name="P8">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8">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8">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3835573028839205083" text:style-name="L8">
        <text:list-item>
          <text:p text:style-name="P9">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9">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9">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9">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3681073925278332986" text:style-name="L9">
        <text:list-item>
          <text:p text:style-name="P10">Ajout de Recon, de la class Wyverne, de la carte Chap3, du TileSet chap 3, des conversation de base Chap3.</text:p>
        </text:list-item>
        <text:list-item>
          <text:p text:style-name="P10">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0">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6322591681683672872" text:style-name="L10">
        <text:list-item>
          <text:p text:style-name="P11">Chapitre 3 terminé, Sanctuaire commencé.</text:p>
        </text:list-item>
        <text:list-item>
          <text:p text:style-name="P11">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1">La dernière fois que j'ai lut mes dialogues, je suis pas du tout allé jusqu'au bout. J'me suis retrouvé à rire à mes propres blagues comme un idiot, et c'est encore une fois encourageant.</text:p>
        </text:list-item>
        <text:list-item>
          <text:p text:style-name="P11">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1">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8651542879018038523" text:style-name="L11">
        <text:list-item>
          <text:p text:style-name="P12">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2">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2">À cause de papillonage non productif et de cette histoire de multiples implémentation de la même chose, j'ai aujourd'hui très très peu avancer. J'espère faire mieux demain.</text:p>
        </text:list-item>
        <text:list-item>
          <text:p text:style-name="P12">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2">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2">Dimanche j'ai cité un bug avec les animations, et il s'avère que c'est un bug qui s'est fait patché tard hier soir par le developpeur de Lex Talionis. Mes petites aventures auront servit à quelque chose de plus grand.</text:p>
        </text:list-item>
        <text:list-item>
          <text:p text:style-name="P12">Demain je fini les différents dialogue, scène d'exposition et tout ce qui suit, avant de bosser sur le magasin. On verra comme ça se passera.</text:p>
        </text:list-item>
      </text:list>
      <text:p text:style-name="P1"/>
      <text:p text:style-name="P1">Mercredi 1 Juin :</text:p>
      <text:list xml:id="list4383715280736020994" text:style-name="L12">
        <text:list-item>
          <text:p text:style-name="P13">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3">J'ai fini d'écrire toute les dialogues de pendant le Sanctuaire, et les changements de plan sont posé et ne bougeront plus. Je suis impréssionné par le temps que tout ça m'a prit, va falloir que j'étudie un peu la question.</text:p>
        </text:list-item>
        <text:list-item>
          <text:p text:style-name="P13">Mais pas tout de suite. Pendant mes préparatif pour commencer à travailler sur le magasin, y'a eu une genre de baisse de tension/malfonction de l'ordinateur, et le disque dur s'est déconnecté -&gt; pendant une sauvegarde.</text:p>
        </text:list-item>
        <text:list-item>
          <text:p text:style-name="P13">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8257301839417735974" text:style-name="L13">
        <text:list-item>
          <text:p text:style-name="P14">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4">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4">Intro et Outro sont entré, et les hook des magasins sont implémenté et fonctionnel. Tout ce qu'il me reste à faire est de coder les-dit magasins.</text:p>
        </text:list-item>
        <text:list-item>
          <text:p text:style-name="P14">-Wait... It's all Railoph ? -Always has been.</text:p>
        </text:list-item>
      </text:list>
      <text:p text:style-name="P1"/>
      <text:p text:style-name="P1">Vendredi 3 Juin :</text:p>
      <text:list xml:id="list4549741592558243861" text:style-name="L14">
        <text:list-item>
          <text:p text:style-name="P15">Chère journal : Aujourd'hui j'ai souffert.</text:p>
        </text:list-item>
        <text:list-item>
          <text:p text:style-name="P15">Je deteste le python, c'est violent.</text:p>
        </text:list-item>
        <text:list-item>
          <text:p text:style-name="P15">C'est bête et méchant et y'a aucun moyen de savoir quand est ce qu'il comprend quoi.</text:p>
        </text:list-item>
        <text:list-item>
          <text:p text:style-name="P15">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5">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5">Chère journal : Hier j'ai triché. J'ai fini de coder le magasin ce Samedi 4 Juin à 00h05</text:p>
        </text:list-item>
        <text:list-item>
          <text:p text:style-name="P15">Chère journal : aujourd'hui, sans la présence de Raylan, j'ai souffert</text:p>
        </text:list-item>
      </text:list>
      <text:p text:style-name="P1"/>
      <text:p text:style-name="P1">Samedi 4 Juin :</text:p>
      <text:list xml:id="list2660662249527693610" text:style-name="L15">
        <text:list-item>
          <text:p text:style-name="P16">Pas des masses des masses de temps de boulot aujourd'hui. On va dire que c'était un jour de pause.</text:p>
        </text:list-item>
        <text:list-item>
          <text:p text:style-name="P16">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6">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636803312109982366" text:style-name="L16">
        <text:list-item>
          <text:p text:style-name="P17">On est actuellement Lundi 2h48 et il faut que j'me souvienne de ce que j'ai fais. Euuuuuuuh.</text:p>
        </text:list-item>
        <text:list-item>
          <text:p text:style-name="P17">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7">Toujours en train de coder des skills alternatif pour Recon, et toujours en train de coder des skills perso des personnage secondaire. C'est pas facile de trouver l'inspiration nécessaire.</text:p>
        </text:list-item>
        <text:list-item>
          <text:p text:style-name="P17">J'ai update Shumbus avec le système de magie. Elle est pas sensé soigné, mais elle le fera quand même. J'ai une excuse in-lore de faire de la merde avec la magie, donc Shumbus sera Heal-Buff j'en ai rien à faire.</text:p>
        </text:list-item>
        <text:list-item>
          <text:p text:style-name="P17">J'ai essayé d'importer des palettes dans l'éditeur pour que les personnages se battent avec leurs couleurs. C'était nawak. Railoph se battais en négatif j'ai dit "haha plus tard" et on verra plus tard.</text:p>
        </text:list-item>
        <text:list-item>
          <text:p text:style-name="P17">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8893528173380964380" text:style-name="L17">
        <text:list-item>
          <text:p text:style-name="P18">Comment ça patine dans la semoule, ça fait longtemps qu'il y a plus eu de vrais avancement dans la trame de l'histoire.</text:p>
        </text:list-item>
        <text:list-item>
          <text:p text:style-name="P18">Aujourd'hui j'ai enfin compris comment fonctionne l'éditeur de palette. C'est vachement mieux que ce que je pensais en fait. Vraiment du bon boulot.</text:p>
        </text:list-item>
        <text:list-item>
          <text:p text:style-name="P18">Ca m'a pas empecher de devoir me battre avec cette saloperie d'animation d'attaque de la wyverne. Toujours elle, elle me cherche.</text:p>
        </text:list-item>
        <text:list-item>
          <text:p text:style-name="P18">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3574102788349461131" text:style-name="L18">
        <text:list-item>
          <text:p text:style-name="P19">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19">Ajout des skills personnel des personnages secondaire qui n'en avaient pas. Ils sont pas bien impressionnant, mais très utile pour combler leurs faiblesses/se donner une niche. C'est tout ce qu'on leur demande.</text:p>
        </text:list-item>
        <text:list-item>
          <text:p text:style-name="P19">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19">Chapitre 4 commencé, les tilemap deux deux prochains chapitre et interludes sont rentré et mappé. Les ennemis sont placé et la cinématique d'intro quasiement terminé.</text:p>
        </text:list-item>
        <text:list-item>
          <text:p text:style-name="P19">J'ai beaucoup hésité à ajouter un camp avant le chapitre 4, avec le Sanctuaire qui est déjà très lourd en dialogues, mais j'ai trop de choses à dire et à faire voir, il faut le rajouter.</text:p>
        </text:list-item>
        <text:list-item>
          <text:p text:style-name="P19">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19">Les palettes sont terminé, et par l'Intègre, qu'est ce qu'elle est moche Volta. Va falloir que je redessinne ses... (va vérifier)... 37 frames parce que la palette fait aucun sens. Des barres de fun en perspective.</text:p>
        </text:list-item>
        <text:list-item>
          <text:p text:style-name="P19">J'ai écrit tout le lore correspondant à la magie. 70 pages in game d'explication. J'en suis sincerement très fière, je pense que j'ai bien réussi à faire passer mes explications.</text:p>
        </text:list-item>
        <text:list-item>
          <text:p text:style-name="P19">Qu'est ce que j'ai hâte qu'on joue à mon jeu. Je serais incapable de l'apprécier comme si j'y jouais à l'aveugle, mais je sais que j'adorerais y jouer. J'espère que mes joueurs et testeurs l'aimeront autant que j'aurais pu l'aimer.</text:p>
        </text:list-item>
        <text:list-item>
          <text:p text:style-name="P19">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19">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19">Le python... Y'a tellement de bonne idée qui fonctionnent pas. Une liste vide est considéré comme False en boolean, mais ça fonctionne pas dans LT. Vtff.</text:p>
        </text:list-item>
      </text:list>
      <text:p text:style-name="P1"><text:soft-page-break/>Mercredi 8 Mai :</text:p>
      <text:list xml:id="list3460818470143235370" text:style-name="L19">
        <text:list-item>
          <text:p text:style-name="P20">Bah aujourd'hui j'ai bien bossé, mais... Bah LT a tout oublié de la dernière heure et demi.</text:p>
        </text:list-item>
        <text:list-item>
          <text:p text:style-name="P20">J'ai terminé d'écrire les dialogues d'intro du chapitre 4, et j'ai décidé des conversations qu'il y aurait pendant la base. Autrement... Bah j'ai perdu toute ces discution. Un peu les nerfs</text:p>
        </text:list-item>
        <text:list-item>
          <text:p text:style-name="P20">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0">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6577061577178567114" text:style-name="L20">
        <text:list-item>
          <text:p text:style-name="P21">Sus ?</text:p>
        </text:list-item>
      </text:list>
      <text:p text:style-name="P1"/>
      <text:p text:style-name="P1">Vendredi 10 Mai :</text:p>
      <text:list xml:id="list254572493694338613" text:style-name="L21">
        <text:list-item>
          <text:p text:style-name="P22">Je continue d'écrire mes dialogues, tranquillement.</text:p>
        </text:list-item>
        <text:list-item>
          <text:p text:style-name="P22">J'ai l'impression que quand un tôme de magie a plusieurs type de d'arme, c'est le premier qui prime. Du coup Alice qui a Vent et Soin n'utilise que son animation de Soin. :/</text:p>
        </text:list-item>
      </text:list>
      <text:p text:style-name="P1"/>
      <text:p text:style-name="P1">Dimanche 12 Mai :</text:p>
      <text:list xml:id="list8952835631516928912" text:style-name="L22">
        <text:list-item>
          <text:p text:style-name="P23">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3">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3">J'me demande si j'suis allé trop loin avec le nom des skills, on verra</text:p>
        </text:list-item>
        <text:list-item>
          <text:p text:style-name="P23">J'ai encore ajouté du code au jeu pour faire ce que je voulais, et cette fois ça a fonctionné du premier coup les deux fois. Let's go</text:p>
        </text:list-item>
      </text:list>
      <text:p text:style-name="P1">Lundi 13 Mai :</text:p>
      <text:list xml:id="list3942440956730018846" text:style-name="L23">
        <text:list-item>
          <text:p text:style-name="P24">Après avoir veillé hier soir, j'me suis levé tard aujourd'hui donc j'ai pas des masses avancé.</text:p>
        </text:list-item>
        <text:list-item>
          <text:p text:style-name="P24">Par contre j'me suis reveillé pile à l'heure pour remarquer que toute mes retreat quote ont disparut, sans laisser de trace, sans raison. Faut tout refaire</text:p>
        </text:list-item>
        <text:list-item>
          <text:p text:style-name="P24">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3907842523608210123" text:style-name="L24">
        <text:list-item>
          <text:p text:style-name="P25">J'ai pas du tout suivit ce que j'ai dit hier. J'ai écrit l'outro avant d'écrire les retreat quote. Par contre comment j'ai procrastiné aujourd'hui, ça faisait longtemps que c'était plus arrivé. Impossible de me concentrer.</text:p>
        </text:list-item>
        <text:list-item>
          <text:p text:style-name="P25">J'ai fait un peu de montage sonore, une extend pour une musique d'ambiance et une loop pour une musique de carte. J'espère que ça passe.</text:p>
        </text:list-item>
        <text:list-item>
          <text:p text:style-name="P25">J'ai listé et documenté tout le boulot que j'aurais à donner à Iris pendant ses vacances</text:p>
        </text:list-item>
      </text:list>
      <text:p text:style-name="P1"/>
      <text:p text:style-name="P1">Jeudi 16 Mai :</text:p>
      <text:list xml:id="list7814415431358364729" text:style-name="L25">
        <text:list-item>
          <text:p text:style-name="P26">Chapitre 4 jouable</text:p>
        </text:list-item>
        <text:list-item>
          <text:p text:style-name="P26">Et la musique ? Quoi la musique ? Silence.ogg<text:line-break/><text:soft-page-break/></text:p>
        </text:list-item>
      </text:list>
      <text:p text:style-name="P1">Jeudi 19 Janvier :</text:p>
      <text:list xml:id="list41357254" text:continue-list="list6577061577178567114" text:style-name="L20">
        <text:list-item>
          <text:p text:style-name="P21">Retour tant attendu de l'avancement, depuis deux jours maintenant.</text:p>
        </text:list-item>
        <text:list-item>
          <text:p text:style-name="P21">Le chapitre 6 est majoritairement terminé, on entame le chapitre 6x.</text:p>
        </text:list-item>
        <text:list-item>
          <text:p text:style-name="P21">Listé toute les positions et dialogues des différents personnage, je dois encore trouver quoi faire dire aux pnj tertiaires.</text:p>
        </text:list-item>
        <text:list-item>
          <text:p text:style-name="P21">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1">J'ai listé tout ce que je devais terminer avant la prochaine béta, et je vais me limiter à ça et ne pas faire plus (à moins de trouver un autre bug létal, évidement)</text:p>
        </text:list-item>
        <text:list-item>
          <text:p text:style-name="P21">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1">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1365805" text:continue-numbering="true" text:style-name="L20">
        <text:list-item>
          <text:p text:style-name="P21">Mais quel chef d'oeuvre Engage, il me manque déjà</text:p>
        </text:list-item>
        <text:list-item>
          <text:p text:style-name="P21">Correction et mise à jour des scripts de magasins suite à une mise à jour de l'éditeur. Heureusement que j'avais pas fait grand chose encore</text:p>
        </text:list-item>
        <text:list-item>
          <text:p text:style-name="P21">QoL des magasins</text:p>
        </text:list-item>
        <text:list-item>
          <text:p text:style-name="P21">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1">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1">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1">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1364745" text:continue-numbering="true" text:style-name="L20">
        <text:list-item>
          <text:p text:style-name="P21">Fin de l'écriture des dialogues du Sanctuaire, j'ai officielement plus à continuer l'histoire pour la deuxième preview.</text:p>
        </text:list-item>
        <text:list-item>
          <text:p text:style-name="P21">Le deuxième Sanctuaire est placé et les bulles de dialogues ont été ajusté. Aucun bug à</text:p>
          <text:p text:style-name="P21">l'horizon pour le moment.</text:p>
        </text:list-item>
        <text:list-item>
          <text:p text:style-name="P21">J'ai commencé à rentrer des skills pour chaque personnage pour qu'on ait un peu de choix dans la preview quand même, mais ça va être très long.</text:p>
        </text:list-item>
        <text:list-item>
          <text:p text:style-name="P21">Faire ces skills c'est pas facile. J'ai aucune idée de la redondance que je m'autorise, et pour l'instant c'est carrément "aucune".</text:p>
        </text:list-item>
      </text:list>
      <text:p text:style-name="P1"><text:soft-page-break/>Mercredi 25 Janvier</text:p>
      <text:list xml:id="list41347961" text:continue-numbering="true" text:style-name="L20">
        <text:list-item>
          <text:p text:style-name="P21">Je continue d'entrer des skills dans l'engine, avec plus ou moins de succés en fonction de ma chance et mon imagination.</text:p>
        </text:list-item>
        <text:list-item>
          <text:p text:style-name="P21">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1">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1">Pas beaucoup d'anecdote mis à part que je sais absolument pas quoi faire de Shumbus de ce coté. J'ai épuisé toute son utilité in-lore en 2 skills et j'me retrouve comme un con devant elle à me demander comment la rendre utilisable.</text:p>
        </text:list-item>
      </text:list>
      <text:p text:style-name="P1"/>
      <text:p text:style-name="P1">Jeudi 26 Janvier</text:p>
      <text:list xml:id="list41345936" text:continue-numbering="true" text:style-name="L20">
        <text:list-item>
          <text:p text:style-name="P21">Encore une session passé à reflechir à et faire des skills pour les unités. 5 aujourd'hui.</text:p>
        </text:list-item>
        <text:list-item>
          <text:p text:style-name="P21">Ce sont les skills qui sont largement les moins flashy mais aussi les plus complexe à faire que j'ai taclé aujourd'hui. Encore une fois je comprends mieux et j'ai pu mettre à jour d'autres skills qui me laissaient un goût amer.</text:p>
        </text:list-item>
        <text:list-item>
          <text:p text:style-name="P21">Toute les unités ont 2 skills à choisir pour le moment (sauf Shumbus qui n'en a qu'un). Je vais commencer les tests ainsi que les vérifications (incluant l'ajout de musique) avant d'aller plus loin. 2 c'est pas si mal, et je suis de toute façon arrivé à cours d'idée pour le moment.</text:p>
          <text:p text:style-name="P21"/>
        </text:list-item>
      </text:list>
      <text:p text:style-name="P1">Lundi 30 Janvier</text:p>
      <text:list xml:id="list41370827" text:continue-numbering="true" text:style-name="L20">
        <text:list-item>
          <text:p text:style-name="P21">Correction des animations et de la palette de Volta. C'était l'avant dernier bug graphique connus à corriger.</text:p>
        </text:list-item>
        <text:list-item>
          <text:p text:style-name="P21">Shumbus a enfin une nouvelle compétence. J'ai décidé que, quand elle ne sera pas occupée à soigner et à buff, elle sera occupé à débuff. On en fait le support au sens le plus général du terme. Rendre Shumbus extremement forte à un niveau général est même plutôt en phase avec son statue vis-à-vis du joueur donc c'est parfait</text:p>
        </text:list-item>
        <text:list-item>
          <text:p text:style-name="P21">et c'est tout... J'me suis perdu en route ok ?</text:p>
        </text:list-item>
      </text:list>
      <text:p text:style-name="P1"/>
      <text:p text:style-name="P1">Mercredi 1 Fevrier</text:p>
      <text:list xml:id="list41376136" text:continue-numbering="true" text:style-name="L20">
        <text:list-item>
          <text:p text:style-name="P21">Aujourd'hui on commence à travailler la partie la plus chiante, mais on la fait bien.</text:p>
        </text:list-item>
        <text:list-item>
          <text:p text:style-name="P21">Changement de l'animation des Wyvern, beaucoup plus jolie mais moins spectaculaire. Il fallait faire ce sacrifice parce que la dernière était vraiment laide...</text:p>
        </text:list-item>
        <text:list-item>
          <text:p text:style-name="P21">Changement des musiques déjà entrée pour les mettre à jour et tirer profit de la gestion des Boucle offerte par le logiciel. Je dois trouver et faire les boucles moi même, c'est loin d'être parfait, mais "pas mal" est suffisant je pense.</text:p>
        </text:list-item>
        <text:list-item>
          <text:p text:style-name="P21">En même temps que je fais la musique, je relis et corrige les dialogues au fur et à mesure. Ca me permet de savoir si la musique est adapté au contexte ou pas, et de pas me faire trop bacher lors du jeu.</text:p>
        </text:list-item>
      </text:list>
      <text:p text:style-name="P1"/>
      <text:p text:style-name="P1"/>
      <text:p text:style-name="P1"/>
      <text:p text:style-name="P1"/>
      <text:p text:style-name="P1"><text:soft-page-break/>Jeudi 2 Fevrier</text:p>
      <text:list xml:id="list41349943" text:continue-numbering="true" text:style-name="L20">
        <text:list-item>
          <text:p text:style-name="P21">Aujourd'hui j'ai trouvé un nouveau portrait pour Zobral. Il est plus vieux et plus agressif que l'ancien, et c'est tout ce dont j'avais besoin. J'ai dessiné la cicatrice et hop, dans la machine.</text:p>
        </text:list-item>
        <text:list-item>
          <text:p text:style-name="P21">J'ai trouvé beaucoup d'autre portrait aussi, qui seront utilisé dans les Sanctuaire. Plus de perso à écrire, plus de dialogue à lire.</text:p>
        </text:list-item>
        <text:list-item>
          <text:p text:style-name="P21">J'ai réglé des problèmes son dans les animations de Railoph, le coup qui partait trop tard. C'est beaucoup plus dynamique maintenant.</text:p>
        </text:list-item>
        <text:list-item>
          <text:p text:style-name="P21">J'ai ajouté 4 ou 5 morceaux d'OST, mais il me manque encore celles qui seront joué pendant les dialogues. C'est certainement celles qui me posent le plus de problèmes.</text:p>
        </text:list-item>
        <text:list-item>
          <text:p text:style-name="P21">Celles que j'ai rentré fonctionnent bien là où je les ai mise.</text:p>
        </text:list-item>
        <text:list-item>
          <text:p text:style-name="P21">J'ai eu l'occasion de refaire le tour des OSTs que j'avais déjà retenu, et je me souvenais pas que j'avais eu d'aussi bonnes idées. Les musiques les plus importantes de l'Acte 1 sont déjà prête !</text:p>
        </text:list-item>
        <text:list-item>
          <text:p text:style-name="P21">Test du chapitre 1, qui était complètement explosé. Les cinématiques fonctionnaient pas, le boss pouvait pas utiliser sa hache... Un peu la honte. Tout est réglé.</text:p>
        </text:list-item>
      </text:list>
      <text:p text:style-name="P1"/>
      <text:p text:style-name="P1">Lundi 6 Fevrier </text:p>
      <text:list xml:id="list41376494" text:continue-numbering="true" text:style-name="L20">
        <text:list-item>
          <text:p text:style-name="P21">Un skill de plus pour un personnage qui ne sera jouable que dans les 3 derniers chapitres. Ca c'est avoir ses priorités dans l'ordre.</text:p>
        </text:list-item>
        <text:list-item>
          <text:p text:style-name="P21">Un problème qui se pose quand je travaille la musique c'est que je peux pas en écouter. D'habitude j'écoute quelque chose quand j'écris et je code, mais quand je bosse la musique je peux pas puisqu'il faut que je l'écoute elle...</text:p>
        </text:list-item>
        <text:list-item>
          <text:p text:style-name="P21">Mes efforts avec git ont enfin trouvé justification. J'ai, sans faire exprès, effacé tout le fichier de dialogue du chapitre 5 jeudi dernier. J'ai pu le récupérer sans trop de problèmes.</text:p>
        </text:list-item>
        <text:list-item>
          <text:p text:style-name="P21">Le Prologue a toute sa musique, et le chapitre 1 aussi au passage !!</text:p>
        </text:list-item>
      </text:list>
      <text:p text:style-name="P1"/>
      <text:p text:style-name="P1">Mardi 7 Février</text:p>
      <text:list xml:id="list41357360" text:continue-numbering="true" text:style-name="L20">
        <text:list-item>
          <text:p text:style-name="P21">Je viens de perdre une heure de boulot parce que j'ai nommé un fichier avec un '':'' et que windows a pas aimé ça au moment de la sauvegarde auto. Il a tellement pas aimé ça qu'il a tout fait exploser, l'éditeur a même pas eu le temps de faire de backup...</text:p>
        </text:list-item>
        <text:list-item>
          <text:p text:style-name="P21">Je vais essayer de noter ce que j'ai fait pendant cette heure ci et revenir plus tard... edit : OH SA MERE C'EST LONG UNE HEURE, BORDEL DE MERDE</text:p>
        </text:list-item>
        <text:list-item>
          <text:p text:style-name="P21">« Eugneugneu, si tu l'as déjà fait c'est plus simple » C'EST PAS UNE QUESTION DE DIFFICULTE MAIS C'EST QUE C'EST LONG.</text:p>
        </text:list-item>
        <text:list-item>
          <text:p text:style-name="P21">Fautes de frappes, skills, dialogues, zone de trigger dans les chapitres... J'ai tout perdu.</text:p>
        </text:list-item>
        <text:list-item>
          <text:p text:style-name="P21">Allez, liste terminé. On verra ce soir c'est bon.</text:p>
        </text:list-item>
        <text:list-item>
          <text:p text:style-name="P21">Bon bah en repassant j'ai remarqué beaucoup de fautes de code. Je les ai consigné et j'ai rattrapé la plupart des choses que j'ai perdu pendant l'accident du double po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2-07T21:11:47.48</dc:date>
    <dc:creator>Alain Brazia</dc:creator>
    <meta:editing-duration>P1DT17H18M9S</meta:editing-duration>
    <meta:editing-cycles>58</meta:editing-cycles>
    <meta:generator>OpenOffice/4.1.5$Win32 OpenOffice.org_project/415m1$Build-9789</meta:generator>
    <meta:document-statistic meta:table-count="0" meta:image-count="0" meta:object-count="0" meta:page-count="10" meta:paragraph-count="204" meta:word-count="6041" meta:character-count="33245"/>
  </office:meta>
</office:document-meta>
</file>